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19a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dropbox.com/s/7sebl0wbag9ksee/Albert%20Ribes%20D4.mp4?dl=0" text:style-name="Internet_20_link" text:visited-style-name="Visited_20_Internet_20_Link"><text:span text:style-name="T1">https://www.dropbox.com/s/7sebl0wbag9ksee/Albert%20Ribes%20D4.mp4?dl=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9:58:31.826772686</meta:creation-date>
    <dc:date>2018-04-02T19:59:43.150898047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70" meta:non-whitespace-character-count="70"/>
    <meta:generator>LibreOffice/5.4.5.1$Linux_X86_64 LibreOffice_project/40m0$Build-1</meta:generator>
  </office:meta>
</office:document-meta>
</file>